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594564A78F4BF34044.png" manifest:media-type="image/png"/>
  <manifest:file-entry manifest:full-path="Pictures/10000201000000B10000007B11FD1FC33B98D3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7.53cm" fo:min-width="113.8cm"/>
    </style:style>
    <style:style style:name="gr2" style:family="graphic" style:parent-style-name="objectwithoutfill">
      <style:graphic-properties svg:stroke-width="0.152cm" svg:stroke-color="#ffffff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14.3cm" svg:height="17.78cm" svg:x="0cm" svg:y="-1.0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4.128cm" svg:y1="1.82cm" svg:x2="34.128cm" svg:y2="12.192cm">
          <text:p/>
        </draw:line>
        <draw:frame draw:style-name="gr3" draw:text-style-name="P3" draw:layer="layout" svg:width="21.826cm" svg:height="15.164cm" svg:x="3.828cm" svg:y="-0.316cm">
          <draw:image xlink:href="Pictures/10000201000000B10000007B11FD1FC33B98D3E6.png" xlink:type="simple" xlink:show="embed" xlink:actuate="onLoad" loext:mime-type="image/png">
            <text:p/>
          </draw:image>
        </draw:frame>
        <draw:frame draw:style-name="gr3" draw:text-style-name="P3" draw:layer="layout" svg:width="38.266cm" svg:height="13.619cm" svg:x="38.1cm" svg:y="0.17cm">
          <draw:image xlink:href="Pictures/10000201000000FA000000594564A78F4BF3404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1.76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1.308cm" svg:x="1cm" svg:y="5.266cm"/>
      <draw:page-thumbnail draw:layer="backgroundobjects" svg:width="9.294cm" svg:height="1.308cm" svg:x="1cm" svg:y="13.314cm"/>
      <draw:page-thumbnail draw:layer="backgroundobjects" svg:width="9.294cm" svg:height="1.308cm" svg:x="1cm" svg:y="21.362cm"/>
      <draw:page-thumbnail draw:layer="backgroundobjects" svg:width="9.294cm" svg:height="1.308cm" svg:x="11.295cm" svg:y="5.266cm"/>
      <draw:page-thumbnail draw:layer="backgroundobjects" svg:width="9.294cm" svg:height="1.308cm" svg:x="11.295cm" svg:y="13.314cm"/>
      <draw:page-thumbnail draw:layer="backgroundobjects" svg:width="9.294cm" svg:height="1.308cm" svg:x="11.295cm" svg:y="21.362cm"/>
    </style:handout-master>
    <style:master-page style:name="Default" style:page-layout-name="PM1" draw:style-name="Mdp1">
      <draw:frame presentation:style-name="Default-title" draw:layer="backgroundobjects" svg:width="100.579cm" svg:height="2.629cm" svg:x="5.588cm" svg:y="0.627cm" presentation:class="title" presentation:placeholder="true">
        <draw:text-box/>
      </draw:frame>
      <draw:frame presentation:style-name="Default-outline1" draw:layer="backgroundobjects" svg:width="100.579cm" svg:height="9.133cm" svg:x="5.588cm" svg:y="3.684cm" presentation:class="outline" presentation:placeholder="true">
        <draw:text-box/>
      </draw:frame>
      <draw:frame presentation:style-name="Mpr1" draw:text-style-name="MP2" draw:layer="backgroundobjects" svg:width="26.035cm" svg:height="1.085cm" svg:x="5.588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5.425cm" svg:height="1.085cm" svg:x="38.219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6.035cm" svg:height="1.085cm" svg:x="80.12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31T09:35:36.327287259</meta:creation-date>
    <dc:date>2023-08-07T18:02:23.734395420</dc:date>
    <meta:editing-duration>PT20M52S</meta:editing-duration>
    <meta:editing-cycles>4</meta:editing-cycles>
    <meta:generator>LibreOffice/6.4.7.2$Linux_X86_64 LibreOffice_project/40$Build-2</meta:generator>
    <meta:document-statistic meta:object-count="27"/>
  </office:meta>
</office:document-meta>
</file>